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44H43M08.391051001S" calcext:value-type="time">
            <text:p>1744:4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3H29M05.856S" calcext:value-type="time">
            <text:p>03:29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19H44M35.613S" calcext:value-type="time">
            <text:p>19:4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 style:data-style-name="N2" text:time-value="07:54:08.0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9T13:30:10.355000000</dc:date>
    <meta:editing-duration>P78DT4H38M59S</meta:editing-duration>
    <meta:editing-cycles>2062</meta:editing-cycles>
    <meta:generator>LibreOffice/7.2.6.2$Windows_X86_64 LibreOffice_project/b0ec3a565991f7569a5a7f5d24fed7f52653d754</meta:generator>
    <dc:creator>Benjamin Laws</dc:creator>
    <meta:document-statistic meta:table-count="2" meta:cell-count="2537" meta:object-count="0"/>
  </office:meta>
</office:document-meta>
</file>